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Μετρική</text:p>
          </table:table-cell>
          <table:table-cell office:value-type="string" table:style-name="ce1">
            <text:p>NOF</text:p>
          </table:table-cell>
          <table:table-cell office:value-type="string" table:style-name="ce1">
            <text:p>NOSF</text:p>
          </table:table-cell>
          <table:table-cell office:value-type="string" table:style-name="ce1">
            <text:p>NOSM</text:p>
          </table:table-cell>
          <table:table-cell office:value-type="string" table:style-name="ce1">
            <text:p>LOCM1</text:p>
          </table:table-cell>
          <table:table-cell office:value-type="string" table:style-name="ce1">
            <text:p>LOCM2</text:p>
          </table:table-cell>
          <table:table-cell office:value-type="string" table:style-name="ce1">
            <text:p>LOCM3</text:p>
          </table:table-cell>
          <table:table-cell office:value-type="string" table:style-name="ce1">
            <text:p>LOCM4</text:p>
          </table:table-cell>
          <table:table-cell office:value-type="string" table:style-name="ce1">
            <text:p>LOCM5</text:p>
          </table:table-cell>
          <table:table-cell office:value-type="string" table:style-name="ce1">
            <text:p>TCC</text:p>
          </table:table-cell>
          <table:table-cell office:value-type="string" table:style-name="ce1">
            <text:p>LCC</text:p>
          </table:table-cell>
          <table:table-cell office:value-type="string" table:style-name="ce1">
            <text:p>WMC</text:p>
          </table:table-cell>
          <table:table-cell office:value-type="string" table:style-name="ce1">
            <text:p>LOC</text:p>
          </table:table-cell>
          <table:table-cell office:value-type="string" table:style-name="ce1">
            <text:p>LOCM</text:p>
          </table:table-cell>
          <table:table-cell office:value-type="string" table:style-name="ce1">
            <text:p>NTM</text:p>
          </table:table-cell>
          <table:table-cell office:value-type="string" table:style-name="ce1">
            <text:p>NAK</text:p>
          </table:table-cell>
          <table:table-cell office:value-type="string" table:style-name="ce1">
            <text:p>MVG</text:p>
          </table:table-cell>
          <table:table-cell office:value-type="string" table:style-name="ce1">
            <text:p>MNBD</text:p>
          </table:table-cell>
          <table:table-cell office:value-type="string" table:style-name="ce1">
            <text:p>MNOP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rgasthrioTest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.65714285714285703" table:style-name="ce1">
            <text:p>0.657142857</text:p>
          </table:table-cell>
          <table:table-cell office:value-type="float" office:value="0.75" table:style-name="ce1">
            <text:p>0.75</text:p>
          </table:table-cell>
          <table:table-cell office:value-type="float" office:value="0.75" table:style-name="ce1">
            <text:p>0.75</text:p>
          </table:table-cell>
          <table:table-cell office:value-type="float" office:value="8" table:style-name="ce1">
            <text:p>8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hewriaTest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80147058823529405" table:style-name="ce1">
            <text:p>0.801470588</text:p>
          </table:table-cell>
          <table:table-cell office:value-type="float" office:value="0.88235294117647001" table:style-name="ce1">
            <text:p>0.882352941</text:p>
          </table:table-cell>
          <table:table-cell office:value-type="float" office:value="17" table:style-name="ce1">
            <text:p>17</text:p>
          </table:table-cell>
          <table:table-cell office:value-type="float" office:value="277" table:style-name="ce1">
            <text:p>2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XrhsthsTe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euteroParadotaio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.72499999999999998" table:style-name="ce1">
            <text:p>0.725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7" table:style-name="ce1">
            <text:p>7</text:p>
          </table:table-cell>
          <table:table-cell office:value-type="float" office:value="197" table:style-name="ce1">
            <text:p>19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thmosThewria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66666599999999998" table:style-name="ce1">
            <text:p>0.66666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rgasthrio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.91666666666666596" table:style-name="ce1">
            <text:p>0.916666667</text:p>
          </table:table-cell>
          <table:table-cell office:value-type="float" office:value="0.28205128205128199" table:style-name="ce1">
            <text:p>0.282051282</text:p>
          </table:table-cell>
          <table:table-cell office:value-type="float" office:value="0.46153846153846101" table:style-name="ce1">
            <text:p>0.461538462</text:p>
          </table:table-cell>
          <table:table-cell office:value-type="float" office:value="19" table:style-name="ce1">
            <text:p>19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athmosErgasthriou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66666665999999997" table:style-name="ce1">
            <text:p>0.6666666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hewria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83" table:style-name="ce1">
            <text:p>183</text:p>
          </table:table-cell>
          <table:table-cell office:value-type="float" office:value="135" table:style-name="ce1">
            <text:p>13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.91341991341991302" table:style-name="ce1">
            <text:p>0.913419913</text:p>
          </table:table-cell>
          <table:table-cell office:value-type="float" office:value="0.238095238095238" table:style-name="ce1">
            <text:p>0.238095238</text:p>
          </table:table-cell>
          <table:table-cell office:value-type="float" office:value="0.51948051948051899" table:style-name="ce1">
            <text:p>0.519480519</text:p>
          </table:table-cell>
          <table:table-cell office:value-type="float" office:value="36" table:style-name="ce1">
            <text:p>36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Eksamhno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3333330000000001" table:style-name="ce1">
            <text:p>1.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athim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66666599999999998" table:style-name="ce1">
            <text:p>0.66666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pousi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.71428571428571397" table:style-name="ce1">
            <text:p>0.714285714</text:p>
          </table:table-cell>
          <table:table-cell office:value-type="float" office:value="0.35714285714285698" table:style-name="ce1">
            <text:p>0.357142857</text:p>
          </table:table-cell>
          <table:table-cell office:value-type="float" office:value="0.46428571428571402" table:style-name="ce1">
            <text:p>0.464285714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hlwshMathimato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66666599999999998" table:style-name="ce1">
            <text:p>0.66666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Xrhsths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.91071428571428503" table:style-name="ce1">
            <text:p>0.910714286</text:p>
          </table:table-cell>
          <table:table-cell office:value-type="float" office:value="0.314285714285714" table:style-name="ce1">
            <text:p>0.31428571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65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telios Papadopoulos</meta:initial-creator>
    <dc:creator>Stelios Papadopoulos</dc:creator>
    <meta:creation-date>2019-12-20T17:24:20Z</meta:creation-date>
    <dc:date>2019-12-20T18:15:25Z</dc:date>
  </office:meta>
</office:document-meta>
</file>